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P7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2" style:family="paragraph" style:parent-style-name="Table_20_Contents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rsid="001811e8" officeooo:paragraph-rsid="077e5e85" style:font-size-asian="10pt" style:font-style-asian="normal" style:font-weight-asian="normal" style:font-name-complex="Lohit Devanagari1" style:font-size-complex="10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49a78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style:font-name-complex="Pyidaungsu1" style:font-style-complex="normal" style:font-weight-complex="normal" style:text-overline-style="none" style:text-overline-color="font-color"/>
    </style:style>
    <style:style style:name="T38" style:family="text">
      <style:text-properties officeooo:rsid="0780cfca" style:font-style-complex="normal" style:text-overline-style="none" style:text-overline-color="font-color"/>
    </style:style>
    <style:style style:name="T39" style:family="text">
      <style:text-properties style:font-style-complex="normal" style:font-weight-complex="normal" style:text-overline-style="none" style:text-overline-color="font-color"/>
    </style:style>
    <style:style style:name="T40" style:family="text">
      <style:text-properties officeooo:rsid="001811e8" style:font-style-complex="normal" style:font-weight-complex="normal" style:text-overline-style="none" style:text-overline-color="font-color"/>
    </style:style>
    <style:style style:name="T41" style:family="text">
      <style:text-properties style:font-name="Pyidaungsu1" officeooo:rsid="0016aab4" style:font-name-complex="Pyidaungsu1"/>
    </style:style>
    <style:style style:name="T42" style:family="text">
      <style:text-properties style:font-name="Pyidaungsu1" fo:font-size="9pt" officeooo:rsid="0016aab4" style:font-size-asian="9pt" style:font-name-complex="Pyidaungsu1" style:font-size-complex="9pt"/>
    </style:style>
    <style:style style:name="T43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3">= <text:s text:c="4"/></text:span><text:span text:style-name="T21"><text:text-input text:description="py3o://function=&quot;o._get_basic_allowance()&quot;">basic</text:text-input></text:span><text:span text:style-name="T25"><text:s/></text:span><text:span text:style-name="T43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41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41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text:s/><text:span text:style-name="T34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42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42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41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7"><text:user-field-get text:name="py3o.o.company_id.hr_head_id.name">hr_head</text:user-field-get></text:span></text:p>
            <text:p text:style-name="P72"><text:span text:style-name="T39">တာဝန် <text:s/></text:span><text:span text:style-name="T40"><text:s text:c="2"/></text:span><text:span text:style-name="T39"><text:user-field-get text:name="py3o.o.company_id.hr_head_id.job_id.name">hr_head_job_name</text:user-field-get></text:span><text:span text:style-name="T39"><text:s/>, </text:span><text:span text:style-name="T39"><text:user-field-get text:name="py3o.o.company_id.hr_head_id.department_id.name">dept_name</text:user-field-get>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1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0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0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3"><text:soft-page-break/><text:span text:style-name="T3"/></text:p>
      <text:p text:style-name="P6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20:12.703000000</dc:date>
    <meta:editing-duration>P1DT8H50M</meta:editing-duration>
    <meta:editing-cycles>855</meta:editing-cycles>
    <meta:document-statistic meta:table-count="9" meta:image-count="0" meta:object-count="0" meta:page-count="4" meta:paragraph-count="132" meta:word-count="410" meta:character-count="2558" meta:non-whitespace-character-count="2248"/>
  </office:meta>
</office:document-meta>
</file>